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0.579cm"/>
    </style:style>
    <style:style style:name="co4" style:family="table-column">
      <style:table-column-properties fo:break-before="auto" style:column-width="1.794cm"/>
    </style:style>
    <style:style style:name="co5" style:family="table-column">
      <style:table-column-properties fo:break-before="auto" style:column-width="6.503cm"/>
    </style:style>
    <style:style style:name="co6" style:family="table-column">
      <style:table-column-properties fo:break-before="auto" style:column-width="4.385cm"/>
    </style:style>
    <style:style style:name="co7" style:family="table-column">
      <style:table-column-properties fo:break-before="auto" style:column-width="6.2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Bestellliste Mouser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Microcontroll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$2]*[.B5]+[.C5]" office:value-type="float" office:value="0" calcext:value-type="float">
            <text:p>0</text:p>
          </table:table-cell>
          <table:table-cell office:value-type="string" calcext:value-type="string">
            <text:p>ubolx</text:p>
          </table:table-cell>
          <table:table-cell office:value-type="string" calcext:value-type="string">
            <text:p>NINA-B306</text:p>
          </table:table-cell>
          <table:table-cell office:value-type="string" calcext:value-type="string">
            <text:p>NINA-B306-00B</text:p>
          </table:table-cell>
          <table:table-cell office:value-type="string" calcext:value-type="string">
            <text:p>377-NINA-B306-00B</text:p>
          </table:table-cell>
          <table:table-cell office:value-type="float" office:value="12.42" calcext:value-type="float">
            <text:p>12.42</text:p>
          </table:table-cell>
          <table:table-cell table:formula="of:=[.B5]*[.I5]" office:value-type="float" office:value="12.42" calcext:value-type="float">
            <text:p>12.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[.B$2]*[.B6]+[.C6]" office:value-type="float" office:value="2" calcext:value-type="float">
            <text:p>2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Multiplexer 8:1</text:p>
          </table:table-cell>
          <table:table-cell office:value-type="string" calcext:value-type="string">
            <text:p>74LV4051BQ,115</text:p>
          </table:table-cell>
          <table:table-cell office:value-type="string" calcext:value-type="string">
            <text:p>771-LV4051BQ115</text:p>
          </table:table-cell>
          <table:table-cell office:value-type="float" office:value="0.37" calcext:value-type="float">
            <text:p>0.37</text:p>
          </table:table-cell>
          <table:table-cell table:formula="of:=[.B6]*[.I6]" office:value-type="float" office:value="0.74" calcext:value-type="float">
            <text:p>0.7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7]+[.C7]" office:value-type="float" office:value="1" calcext:value-type="float">
            <text:p>1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LDO CMOS HiCurr</text:p>
          </table:table-cell>
          <table:table-cell office:value-type="string" calcext:value-type="string">
            <text:p>AP7370-33FDC-7</text:p>
          </table:table-cell>
          <table:table-cell office:value-type="string" calcext:value-type="string">
            <text:p>621-AP7370-33FDC-7</text:p>
          </table:table-cell>
          <table:table-cell office:value-type="float" office:value="0.39" calcext:value-type="float">
            <text:p>0.39</text:p>
          </table:table-cell>
          <table:table-cell table:formula="of:=[.B7]*[.I7]" office:value-type="float" office:value="0.39" calcext:value-type="float">
            <text:p>0.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$2]*[.B8]+[.C8]" office:value-type="float" office:value="1" calcext:value-type="float">
            <text:p>1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SMD RGB LED</text:p>
          </table:table-cell>
          <table:table-cell office:value-type="string" calcext:value-type="string">
            <text:p>UHD1110-FKA-CL1A13r3q1BBQFMF3</text:p>
          </table:table-cell>
          <table:table-cell office:value-type="string" calcext:value-type="string">
            <text:p>941-UHD0FKAC11BQFMF3</text:p>
          </table:table-cell>
          <table:table-cell office:value-type="float" office:value="0.09" calcext:value-type="float">
            <text:p>0.09</text:p>
          </table:table-cell>
          <table:table-cell table:formula="of:=[.B8]*[.I8]" office:value-type="float" office:value="0.09" calcext:value-type="float">
            <text:p>0.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B$2]*[.B9]+[.C9]" office:value-type="float" office:value="0" calcext:value-type="float">
            <text:p>0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Tactile Switches Top Actuated</text:p>
          </table:table-cell>
          <table:table-cell office:value-type="string" calcext:value-type="string">
            <text:p>B3U-1000P-B</text:p>
          </table:table-cell>
          <table:table-cell office:value-type="string" calcext:value-type="string">
            <text:p>653-B3U-1000P-B</text:p>
          </table:table-cell>
          <table:table-cell office:value-type="float" office:value="0.88" calcext:value-type="float">
            <text:p>0.88</text:p>
          </table:table-cell>
          <table:table-cell table:formula="of:=[.B9]*[.I9]" office:value-type="float" office:value="1.76" calcext:value-type="float">
            <text:p>1.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Balanc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12]+[.C12]" office:value-type="float" office:value="8" calcext:value-type="float">
            <text:p>8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p Amps Dual 5MHz</text:p>
          </table:table-cell>
          <table:table-cell office:value-type="string" calcext:value-type="string">
            <text:p>TLV9052IDDFR</text:p>
          </table:table-cell>
          <table:table-cell office:value-type="string" calcext:value-type="string">
            <text:p>595-TLV9052IDDFR</text:p>
          </table:table-cell>
          <table:table-cell office:value-type="float" office:value="0.51" calcext:value-type="float">
            <text:p>0.51</text:p>
          </table:table-cell>
          <table:table-cell table:formula="of:=[.B12]*[.I12]" office:value-type="float" office:value="4.08" calcext:value-type="float">
            <text:p>4.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formula="of:=[.B$2]*[.B13]+[.C13]" office:value-type="float" office:value="0" calcext:value-type="float">
            <text:p>0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MOSFT 100V 11A 185mOhm</text:p>
          </table:table-cell>
          <table:table-cell office:value-type="string" calcext:value-type="string">
            <text:p>IRLU120NPBF</text:p>
          </table:table-cell>
          <table:table-cell office:value-type="string" calcext:value-type="string">
            <text:p>942-IRLU120NPBF</text:p>
          </table:table-cell>
          <table:table-cell office:value-type="float" office:value="0.55" calcext:value-type="float">
            <text:p>0.55</text:p>
          </table:table-cell>
          <table:table-cell table:formula="of:=[.B13]*[.I13]" office:value-type="float" office:value="4.4" calcext:value-type="float">
            <text:p>4.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[.B$2]*[.B14]+[.C14]" office:value-type="float" office:value="16" calcext:value-type="float">
            <text:p>16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MOSFET BSS84AKW/SOT323/SC-70</text:p>
          </table:table-cell>
          <table:table-cell office:value-type="string" calcext:value-type="string">
            <text:p>BSS84AKW,115</text:p>
          </table:table-cell>
          <table:table-cell office:value-type="string" calcext:value-type="string">
            <text:p>771-BSS84AKW115</text:p>
          </table:table-cell>
          <table:table-cell office:value-type="float" office:value="0.24" calcext:value-type="float">
            <text:p>0.24</text:p>
          </table:table-cell>
          <table:table-cell table:formula="of:=[.B14]*[.I14]" office:value-type="float" office:value="3.84" calcext:value-type="float">
            <text:p>3.8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15]+[.C15]" office:value-type="float" office:value="8" calcext:value-type="float">
            <text:p>8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BJT Transistor for Low Freq</text:p>
          </table:table-cell>
          <table:table-cell office:value-type="string" calcext:value-type="string">
            <text:p>2SA1832-Y,LF</text:p>
          </table:table-cell>
          <table:table-cell office:value-type="string" calcext:value-type="string">
            <text:p>757-2SA1832YLF</text:p>
          </table:table-cell>
          <table:table-cell office:value-type="float" office:value="0.18" calcext:value-type="float">
            <text:p>0.18</text:p>
          </table:table-cell>
          <table:table-cell table:formula="of:=[.B15]*[.I15]" office:value-type="float" office:value="1.44" calcext:value-type="float">
            <text:p>1.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16]+[.C16]" office:value-type="float" office:value="8" calcext:value-type="float">
            <text:p>8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MOSFET PMXB360ENEA/SOT1215</text:p>
          </table:table-cell>
          <table:table-cell office:value-type="string" calcext:value-type="string">
            <text:p>PMXB360ENEAZ</text:p>
          </table:table-cell>
          <table:table-cell office:value-type="string" calcext:value-type="string">
            <text:p>771-PMXB360ENEAZ</text:p>
          </table:table-cell>
          <table:table-cell office:value-type="float" office:value="0.33" calcext:value-type="float">
            <text:p>0.33</text:p>
          </table:table-cell>
          <table:table-cell table:formula="of:=[.B16]*[.I16]" office:value-type="float" office:value="2.64" calcext:value-type="float">
            <text:p>2.6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Passive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table:formula="of:=[.B$2]*[.B19]+[.C19]" office:value-type="float" office:value="46" calcext:value-type="float">
            <text:p>46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apacitors 100n 0402 5%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81-GRM155R71C104KA88</text:p>
          </table:table-cell>
          <table:table-cell office:value-type="float" office:value="0.09" calcext:value-type="float">
            <text:p>0.09</text:p>
          </table:table-cell>
          <table:table-cell table:formula="of:=[.B19]*[.I19]" office:value-type="float" office:value="4.14" calcext:value-type="float">
            <text:p>4.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[.B$2]*[.B20]+[.C20]" office:value-type="float" office:value="2" calcext:value-type="float">
            <text:p>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apacitors 2.2u 0402 20%</text:p>
          </table:table-cell>
          <table:table-cell office:value-type="string" calcext:value-type="string">
            <text:p>GRM155R61E225ME15D</text:p>
          </table:table-cell>
          <table:table-cell office:value-type="string" calcext:value-type="string">
            <text:p>81-GRM155R61E225ME5D</text:p>
          </table:table-cell>
          <table:table-cell office:value-type="float" office:value="0.2" calcext:value-type="float">
            <text:p>0.2</text:p>
          </table:table-cell>
          <table:table-cell table:formula="of:=[.B20]*[.I20]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B$2]*[.B21]+[.C21]" office:value-type="float" office:value="8" calcext:value-type="float">
            <text:p>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istors 0R1 0603 1%</text:p>
          </table:table-cell>
          <table:table-cell office:value-type="string" calcext:value-type="string">
            <text:p>PT0603FR-7W0R1L</text:p>
          </table:table-cell>
          <table:table-cell office:value-type="string" calcext:value-type="string">
            <text:p>603-PT0603FR-7W0R1L</text:p>
          </table:table-cell>
          <table:table-cell office:value-type="float" office:value="0.32" calcext:value-type="float">
            <text:p>0.32</text:p>
          </table:table-cell>
          <table:table-cell table:formula="of:=[.B21]*[.I21]" office:value-type="float" office:value="2.56" calcext:value-type="float">
            <text:p>2.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[.B$2]*[.B22]+[.C22]" office:value-type="float" office:value="19" calcext:value-type="float">
            <text:p>19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istors 620R 0402 1%</text:p>
          </table:table-cell>
          <table:table-cell office:value-type="string" calcext:value-type="string">
            <text:p>RC0402FR-07620RL</text:p>
          </table:table-cell>
          <table:table-cell office:value-type="string" calcext:value-type="string">
            <text:p>603-RC0402FR-07620RL</text:p>
          </table:table-cell>
          <table:table-cell office:value-type="float" office:value="0.09" calcext:value-type="float">
            <text:p>0.09</text:p>
          </table:table-cell>
          <table:table-cell table:formula="of:=[.B22]*[.I22]" office:value-type="float" office:value="1.71" calcext:value-type="float">
            <text:p>1.7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formula="of:=[.B$2]*[.B23]+[.C23]" office:value-type="float" office:value="32" calcext:value-type="float">
            <text:p>3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istors 4.7k 0402 1%</text:p>
          </table:table-cell>
          <table:table-cell office:value-type="string" calcext:value-type="string">
            <text:p>RC0402FR-134K7L</text:p>
          </table:table-cell>
          <table:table-cell office:value-type="string" calcext:value-type="string">
            <text:p>603-RC0402FR-134K7L</text:p>
          </table:table-cell>
          <table:table-cell office:value-type="float" office:value="0.09" calcext:value-type="float">
            <text:p>0.09</text:p>
          </table:table-cell>
          <table:table-cell table:formula="of:=[.B23]*[.I23]" office:value-type="float" office:value="2.88" calcext:value-type="float">
            <text:p>2.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formula="of:=[.B$2]*[.B24]+[.C24]" office:value-type="float" office:value="24" calcext:value-type="float">
            <text:p>2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istors 22k 0402 1%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603-RC0402FR-0722KL</text:p>
          </table:table-cell>
          <table:table-cell office:value-type="float" office:value="0.09" calcext:value-type="float">
            <text:p>0.09</text:p>
          </table:table-cell>
          <table:table-cell table:formula="of:=[.B24]*[.I24]" office:value-type="float" office:value="2.16" calcext:value-type="float">
            <text:p>2.1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[.B$2]*[.B25]+[.C25]" office:value-type="float" office:value="10" calcext:value-type="float">
            <text:p>1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istors 47k 0402 1%</text:p>
          </table:table-cell>
          <table:table-cell office:value-type="string" calcext:value-type="string">
            <text:p>RC0402FR-0747KP</text:p>
          </table:table-cell>
          <table:table-cell office:value-type="string" calcext:value-type="string">
            <text:p>603-RC0402FR-0747KP</text:p>
          </table:table-cell>
          <table:table-cell office:value-type="float" office:value="0.09" calcext:value-type="float">
            <text:p>0.09</text:p>
          </table:table-cell>
          <table:table-cell table:formula="of:=[.B25]*[.I25]"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[.B$2]*[.B26]+[.C26]" office:value-type="float" office:value="16" calcext:value-type="float">
            <text:p>1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esistors 100k 0402 1%</text:p>
          </table:table-cell>
          <table:table-cell office:value-type="string" calcext:value-type="string">
            <text:p>RC0402FR-7W100KL</text:p>
          </table:table-cell>
          <table:table-cell office:value-type="string" calcext:value-type="string">
            <text:p>603-RC0402FR-7W100KL</text:p>
          </table:table-cell>
          <table:table-cell office:value-type="float" office:value="0.09" calcext:value-type="float">
            <text:p>0.09</text:p>
          </table:table-cell>
          <table:table-cell table:formula="of:=[.B26]*[.I26]" office:value-type="float" office:value="1.44" calcext:value-type="float">
            <text:p>1.4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number-columns-repeated="4"/>
          <table:table-cell table:formula="of:=SUM([.J4:.J26])" office:value-type="float" office:value="47.99" calcext:value-type="float">
            <text:p>47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9:26:23.287000000</meta:creation-date>
    <dc:date>2024-02-19T21:43:31.596000000</dc:date>
    <meta:editing-duration>PT17H12M33S</meta:editing-duration>
    <meta:editing-cycles>50</meta:editing-cycles>
    <meta:generator>LibreOffice/7.3.5.2$Windows_X86_64 LibreOffice_project/184fe81b8c8c30d8b5082578aee2fed2ea847c01</meta:generator>
    <meta:document-statistic meta:table-count="1" meta:cell-count="154" meta:object-count="0"/>
  </office:meta>
</office:document-meta>
</file>